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mbria1"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b1549" officeooo:paragraph-rsid="000bc7fb"/>
    </style:style>
    <style:style style:name="P2" style:family="paragraph" style:parent-style-name="Standard">
      <style:paragraph-properties fo:text-align="center" style:justify-single-word="false"/>
      <style:text-properties fo:font-size="15pt" fo:font-weight="bold" officeooo:rsid="000b1549" officeooo:paragraph-rsid="000bc7fb" style:font-size-asian="15pt" style:font-weight-asian="bold" style:font-size-complex="15pt" style:font-weight-complex="bold"/>
    </style:style>
    <style:style style:name="P3" style:family="paragraph" style:parent-style-name="Standard">
      <style:text-properties style:font-name="Cambria" fo:font-size="12pt" fo:font-style="normal" fo:font-weight="normal" officeooo:rsid="00117087" officeooo:paragraph-rsid="000bc7fb" style:font-size-asian="12pt" style:font-style-asian="normal" style:font-weight-asian="normal" style:font-size-complex="12pt" style:font-style-complex="normal" style:font-weight-complex="normal"/>
    </style:style>
    <style:style style:name="P4" style:family="paragraph" style:parent-style-name="Standard">
      <style:text-properties style:font-name="Cambria" fo:font-size="12pt" fo:font-style="normal" fo:font-weight="normal" officeooo:rsid="00117087" officeooo:paragraph-rsid="000b1549" style:font-size-asian="12pt" style:font-style-asian="normal" style:font-weight-asian="normal" style:font-size-complex="12pt" style:font-style-complex="normal" style:font-weight-complex="normal"/>
    </style:style>
    <style:style style:name="P5" style:family="paragraph" style:parent-style-name="Standard">
      <style:text-properties fo:font-weight="bold" officeooo:rsid="000bc7fb" officeooo:paragraph-rsid="000b1549" style:font-weight-asian="bold" style:font-weight-complex="bold"/>
    </style:style>
    <style:style style:name="P6" style:family="paragraph" style:parent-style-name="Standard">
      <style:text-properties fo:color="#000000" style:font-name="Cambria1" fo:font-size="12pt" fo:font-style="normal" fo:font-weight="normal" officeooo:rsid="001a3545" officeooo:paragraph-rsid="001a3545" style:font-name-asian="Cambria2" style:font-size-asian="12pt" style:font-style-asian="normal" style:font-weight-asian="normal" style:font-name-complex="Cambria2" style:font-size-complex="12pt" style:font-style-complex="normal" style:font-weight-complex="normal"/>
    </style:style>
    <style:style style:name="P7" style:family="paragraph" style:parent-style-name="Standard">
      <style:text-properties fo:color="#000000" style:font-name="Cambria1" fo:font-size="12pt" fo:font-style="normal" fo:font-weight="normal" officeooo:rsid="001f2356" officeooo:paragraph-rsid="001f2356" style:font-name-asian="Cambria2" style:font-size-asian="12pt" style:font-style-asian="normal" style:font-weight-asian="normal" style:font-name-complex="Cambria2" style:font-size-complex="12pt" style:font-style-complex="normal" style:font-weight-complex="normal"/>
    </style:style>
    <style:style style:name="P8" style:family="paragraph" style:parent-style-name="Standard">
      <style:text-properties fo:color="#000000" style:font-name="Cambria1" fo:font-size="12pt" fo:font-style="normal" fo:font-weight="normal" officeooo:rsid="001f33f6" officeooo:paragraph-rsid="001f33f6" style:font-name-asian="Cambria2" style:font-size-asian="12pt" style:font-style-asian="normal" style:font-weight-asian="normal" style:font-name-complex="Cambria2" style:font-size-complex="12pt" style:font-style-complex="normal" style:font-weight-complex="normal"/>
    </style:style>
    <style:style style:name="P9" style:family="paragraph" style:parent-style-name="Standard" style:list-style-name="L3">
      <style:text-properties fo:color="#000000" style:font-name="Cambria1" fo:font-size="12pt" fo:font-style="normal" fo:font-weight="normal" officeooo:rsid="00210e51" officeooo:paragraph-rsid="0024b492" style:font-name-asian="Cambria2" style:font-size-asian="12pt" style:font-style-asian="normal" style:font-weight-asian="normal" style:font-name-complex="Cambria2" style:font-size-complex="12pt" style:font-style-complex="normal" style:font-weight-complex="normal"/>
    </style:style>
    <style:style style:name="P10" style:family="paragraph" style:parent-style-name="Standard">
      <style:text-properties fo:color="#000000" style:font-name="Cambria1" fo:font-size="12pt" fo:font-style="normal" fo:font-weight="normal" officeooo:rsid="002e7d58" officeooo:paragraph-rsid="002e7d58" style:font-name-asian="Cambria2" style:font-size-asian="12pt" style:font-style-asian="normal" style:font-weight-asian="normal" style:font-name-complex="Cambria2" style:font-size-complex="12pt" style:font-style-complex="normal" style:font-weight-complex="normal"/>
    </style:style>
    <style:style style:name="P11" style:family="paragraph" style:parent-style-name="Standard">
      <style:text-properties officeooo:paragraph-rsid="001f33f6"/>
    </style:style>
    <style:style style:name="P12" style:family="paragraph" style:parent-style-name="Standard" style:list-style-name="L2">
      <style:text-properties officeooo:rsid="001f33f6" officeooo:paragraph-rsid="002c54c6"/>
    </style:style>
    <style:style style:name="P13" style:family="paragraph" style:parent-style-name="Standard" style:list-style-name="L2">
      <style:text-properties officeooo:rsid="00210e51" officeooo:paragraph-rsid="00233882"/>
    </style:style>
    <style:style style:name="P14" style:family="paragraph" style:parent-style-name="Standard" style:list-style-name="L2">
      <style:text-properties officeooo:rsid="00210e51" officeooo:paragraph-rsid="00267f4b"/>
    </style:style>
    <style:style style:name="P15" style:family="paragraph" style:parent-style-name="Standard">
      <style:text-properties officeooo:rsid="0022adc0" officeooo:paragraph-rsid="0022adc0"/>
    </style:style>
    <style:style style:name="P16" style:family="paragraph" style:parent-style-name="List_20_Heading">
      <style:text-properties officeooo:rsid="0022adc0" officeooo:paragraph-rsid="0022adc0"/>
    </style:style>
    <style:style style:name="T1" style:family="text">
      <style:text-properties officeooo:rsid="000bc7fb"/>
    </style:style>
    <style:style style:name="T2" style:family="text">
      <style:text-properties fo:color="#000000" style:font-name="Cambria1" fo:font-size="12pt" fo:font-style="normal" fo:font-weight="normal" style:font-name-asian="Cambria2" style:font-size-asian="12pt" style:font-style-asian="normal" style:font-weight-asian="normal" style:font-name-complex="Cambria2" style:font-size-complex="12pt" style:font-style-complex="normal" style:font-weight-complex="normal"/>
    </style:style>
    <style:style style:name="T3" style:family="text">
      <style:text-properties fo:color="#000000" style:font-name="Cambria1" fo:font-size="12pt" fo:font-style="normal" fo:font-weight="normal" officeooo:rsid="001f33f6" style:font-name-asian="Cambria2" style:font-size-asian="12pt" style:font-style-asian="normal" style:font-weight-asian="normal" style:font-name-complex="Cambria2" style:font-size-complex="12pt" style:font-style-complex="normal" style:font-weight-complex="normal"/>
    </style:style>
    <style:style style:name="T4" style:family="text">
      <style:text-properties fo:color="#000000" style:font-name="Cambria1" fo:font-size="12pt" fo:font-style="normal" fo:font-weight="normal" officeooo:rsid="00210e51" style:font-name-asian="Cambria2" style:font-size-asian="12pt" style:font-style-asian="normal" style:font-weight-asian="normal" style:font-name-complex="Cambria2" style:font-size-complex="12pt" style:font-style-complex="normal" style:font-weight-complex="normal"/>
    </style:style>
    <style:style style:name="T5" style:family="text">
      <style:text-properties fo:color="#000000" style:font-name="Cambria1" fo:font-size="12pt" fo:font-style="normal" fo:font-weight="normal" officeooo:rsid="00233882" style:font-name-asian="Cambria2" style:font-size-asian="12pt" style:font-style-asian="normal" style:font-weight-asian="normal" style:font-name-complex="Cambria2" style:font-size-complex="12pt" style:font-style-complex="normal" style:font-weight-complex="normal"/>
    </style:style>
    <style:style style:name="T6" style:family="text">
      <style:text-properties fo:color="#000000" style:font-name="Cambria1" fo:font-size="12pt" fo:font-style="normal" fo:font-weight="normal" officeooo:rsid="0024b492" style:font-name-asian="Cambria2" style:font-size-asian="12pt" style:font-style-asian="normal" style:font-weight-asian="normal" style:font-name-complex="Cambria2" style:font-size-complex="12pt" style:font-style-complex="normal" style:font-weight-complex="normal"/>
    </style:style>
    <style:style style:name="T7" style:family="text">
      <style:text-properties fo:color="#000000" style:font-name="Cambria1" fo:font-size="12pt" fo:font-style="normal" fo:font-weight="normal" officeooo:rsid="00267f4b" style:font-name-asian="Cambria2" style:font-size-asian="12pt" style:font-style-asian="normal" style:font-weight-asian="normal" style:font-name-complex="Cambria2" style:font-size-complex="12pt" style:font-style-complex="normal" style:font-weight-complex="normal"/>
    </style:style>
    <style:style style:name="T8" style:family="text">
      <style:text-properties fo:color="#000000" style:font-name="Cambria1" fo:font-size="12pt" fo:font-style="normal" fo:font-weight="normal" officeooo:rsid="0027e029" style:font-name-asian="Cambria2" style:font-size-asian="12pt" style:font-style-asian="normal" style:font-weight-asian="normal" style:font-name-complex="Cambria2" style:font-size-complex="12pt" style:font-style-complex="normal" style:font-weight-complex="normal"/>
    </style:style>
    <style:style style:name="T9" style:family="text">
      <style:text-properties fo:color="#000000" style:font-name="Cambria1" fo:font-size="12pt" fo:font-style="normal" fo:font-weight="normal" officeooo:rsid="002ae35b" style:font-name-asian="Cambria2" style:font-size-asian="12pt" style:font-style-asian="normal" style:font-weight-asian="normal" style:font-name-complex="Cambria2" style:font-size-complex="12pt" style:font-style-complex="normal" style:font-weight-complex="normal"/>
    </style:style>
    <style:style style:name="T10" style:family="text">
      <style:text-properties fo:color="#000000" style:font-name="Cambria1" fo:font-size="12pt" fo:font-style="normal" fo:font-weight="normal" officeooo:rsid="002c54c6" style:font-name-asian="Cambria2" style:font-size-asian="12pt" style:font-style-asian="normal" style:font-weight-asian="normal" style:font-name-complex="Cambria2" style:font-size-complex="12pt" style:font-style-complex="normal" style:font-weight-complex="normal"/>
    </style:style>
    <style:style style:name="T11" style:family="text">
      <style:text-properties fo:color="#000000" style:font-name="Cambria1" fo:font-size="12pt" fo:font-style="normal" fo:font-weight="normal" officeooo:rsid="002e3fd6" style:font-name-asian="Cambria2" style:font-size-asian="12pt" style:font-style-asian="normal" style:font-weight-asian="normal" style:font-name-complex="Cambria2" style:font-size-complex="12pt" style:font-style-complex="normal" style:font-weight-complex="normal"/>
    </style:style>
    <style:style style:name="T12" style:family="text">
      <style:text-properties fo:color="#000000" style:font-name="Cambria1" fo:font-size="12pt" fo:font-style="normal" fo:font-weight="normal" fo:background-color="#fff200" loext:char-shading-value="0" style:font-name-asian="Cambria2" style:font-size-asian="12pt" style:font-style-asian="normal" style:font-weight-asian="normal" style:font-name-complex="Cambria2" style:font-size-complex="12pt" style:font-style-complex="normal" style:font-weight-complex="normal"/>
    </style:style>
    <style:style style:name="T13" style:family="text">
      <style:text-properties fo:color="#000000" style:font-name="Cambria1" fo:font-size="12pt" fo:font-weight="normal" fo:background-color="#fff200" loext:char-shading-value="0" style:font-name-asian="Cambria2" style:font-size-asian="12pt" style:font-weight-asian="normal" style:font-name-complex="Cambria2" style:font-size-complex="12pt" style:font-weight-complex="normal"/>
    </style:style>
    <style:style style:name="T14" style:family="text">
      <style:text-properties fo:color="#000000" fo:font-size="12pt" fo:font-style="normal" fo:font-weight="normal" fo:background-color="#fff200" loext:char-shading-value="0" style:font-size-asian="12pt" style:font-style-asian="normal" style:font-weight-asian="normal" style:font-size-complex="12pt" style:font-style-complex="normal" style:font-weight-complex="normal"/>
    </style:style>
    <style:style style:name="T15" style:family="text">
      <style:text-properties officeooo:rsid="0018686b"/>
    </style:style>
    <style:style style:name="T16" style:family="text">
      <style:text-properties officeooo:rsid="001c2bb5"/>
    </style:style>
    <style:style style:name="T17" style:family="text">
      <style:text-properties fo:background-color="#fff200" loext:char-shading-value="0"/>
    </style:style>
    <style:style style:name="T18" style:family="text">
      <style:text-properties officeooo:rsid="002975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ext:span text:style-name="T1">Programmation système</text:span></text:p>
      <text:p text:style-name="P1"/>
      <text:p text:style-name="P3">Le projet est en trois parties permettant de reprendre les notions du module de programmation système. </text:p>
      <text:p text:style-name="P4"/>
      <text:p text:style-name="P5">Partie <text:span text:style-name="T15">3</text:span> : <text:span text:style-name="T15">On reproduit le fonctionnement de la politique round robin</text:span></text:p>
      <text:p text:style-name="P6">Parmi les politiques d’ordonnancement on trouve la politique du tourniquet (round robin). <text:span text:style-name="T16">Cette politique est mise en œuvre <text:s/>dans les systèmes dits en temps partagé. Dans cette politique, le temps est découpé en tranches appelées quantuums de temps.</text:span></text:p>
      <text:p text:style-name="P7">Lorsqu’un processus est élu, il s’exécute au plus durant un quantuum de temps. Si le processus n’a pas terminé son exécution à l’issue du quantuum de temps, il perd l’accès au processeur et est réintégré dans la liste des processus en attente du processeur (en fin de file d’attente). Le processus en tête de file des processus prêts est alors à son tour élu pour une durée égale à un quantuum de temps maximum.</text:p>
      <text:p text:style-name="P7"/>
      <text:p text:style-name="P11"><text:span text:style-name="T3">Ecrire un programme python implémentant le comportement suivant pour reproduire un fonctionnement de tourniquet au sein d’un ensemble de processus :</text:span></text:p>
      <text:list xml:id="list1060339447" text:style-name="L2">
        <text:list-item>
          <text:p text:style-name="P12"><text:span text:style-name="T2">sur réception du signal CTRL C le programme principal crée un processus fils et ajoute son PID dans une liste. Cette liste correspond à la file des </text:span><text:span text:style-name="T4">processus prêts. </text:span><text:span text:style-name="T5">Chaque processus fils fait une boucle infinie </text:span><text:span text:style-name="T10">dans laquelle il </text:span><text:span text:style-name="T5">dort </text:span><text:span text:style-name="T9">3</text:span><text:span text:style-name="T5">s </text:span><text:span text:style-name="T10">puis </text:span><text:span text:style-name="T5">affich</text:span><text:span text:style-name="T10">e</text:span><text:span text:style-name="T5"> « PID en cours d’exécution » </text:span></text:p>
        </text:list-item>
        <text:list-item>
          <text:p text:style-name="P14"><text:span text:style-name="T2">le </text:span><text:span text:style-name="T5">processus en tête de liste obtient le processeur pendant 1</text:span><text:span text:style-name="T10">5</text:span><text:span text:style-name="T5">s et s’exécute. Au bout des 1</text:span><text:span text:style-name="T10">5</text:span><text:span text:style-name="T5">s, le </text:span><text:span text:style-name="T2">programme principal </text:span><text:span text:style-name="T5">lui envoie un signal permettant de le mettre en pause. Pour mettre en pause : on utilisera os.kill et on rappelle que le signal SIGSTOP met en pause. Quand un processus est mis en pause, il doit être décalé dans la file et mis en fin de file. </text:span><text:span text:style-name="T6">L</text:span><text:span text:style-name="T5">e programme principal donne ensuite le processeur au </text:span><text:span text:style-name="T6">processus qui vient de prendre la tête de la file. </text:span><text:span text:style-name="T7">Donner le processeur à un processus revient à envoyer un signal au processus qui a comme conséquence de relancer son exécution. O</text:span><text:span text:style-name="T5">n utilisera os.kill et on rappelle que le signal SIG</text:span><text:span text:style-name="T7">CONT</text:span><text:span text:style-name="T5"> </text:span><text:span text:style-name="T7">perme</text:span><text:span text:style-name="T5">t </text:span><text:span text:style-name="T7">de reprendre une exécution. </text:span><text:span text:style-name="T6">Et ainsi de suite.</text:span></text:p>
        </text:list-item>
        <text:list-item>
          <text:p text:style-name="P13"><text:span text:style-name="T5">pour </text:span><text:span text:style-name="T6">la gestion périod</text:span><text:span text:style-name="T8">ique</text:span><text:span text:style-name="T6"> des 1</text:span><text:span text:style-name="T10">5</text:span><text:span text:style-name="T6">s, </text:span><text:span text:style-name="T2">met</text:span><text:span text:style-name="T6">tre</text:span><text:span text:style-name="T2"> en place une alarme de 1</text:span><text:span text:style-name="T11">5</text:span><text:span text:style-name="T2">s </text:span><text:span text:style-name="T6">dans le programme principal</text:span><text:span text:style-name="T2">. </text:span></text:p>
        </text:list-item>
      </text:list>
      <text:p text:style-name="P15"><text:span text:style-name="T2">Pour cela consulter <text:s/>https://docs.python.org/fr/3.5/library/signal.html#module-signal</text:span></text:p>
      <text:p text:style-name="P16"><text:bookmark text:name="signal.alarm"/><text:span text:style-name="Source_20_Text"><text:span text:style-name="T14">signal.alarm</text:span></text:span><text:span text:style-name="T12">(</text:span><text:span text:style-name="Emphasis"><text:span text:style-name="T13">time</text:span></text:span><text:span text:style-name="T12">) </text:span></text:p>
      <text:p text:style-name="Text_20_body"><text:span text:style-name="T17">If </text:span><text:span text:style-name="Emphasis"><text:span text:style-name="T17">time</text:span></text:span><text:span text:style-name="T17"> is non-zero, this function requests that a </text:span><text:span text:style-name="Source_20_Text"><text:span text:style-name="T17">SIGALRM</text:span></text:span><text:span text:style-name="T17"> signal be sent to the process in </text:span><text:span text:style-name="Emphasis"><text:span text:style-name="T17">time</text:span></text:span><text:span text:style-name="T17"> seconds. Any previously scheduled alarm is canceled (only one alarm can be scheduled at any time). The returned value is then the number of seconds before any previously set alarm was to have been delivered. If </text:span><text:span text:style-name="Emphasis"><text:span text:style-name="T17">time</text:span></text:span><text:span text:style-name="T17"> is zero, no alarm is scheduled, and any scheduled alarm is canceled. If the return value is zero, no alarm is currently scheduled. </text:span></text:p>
      <text:p text:style-name="P15"><text:span text:style-name="T2"/></text:p>
      <text:list xml:id="list3427256720" text:style-name="L3">
        <text:list-item>
          <text:p text:style-name="P9"><text:span text:style-name="T18">sur réception du signal SIGALRM, le processus principal met en pause le processus qui s’exécute et relance l’exécution du processus suivant.</text:span></text:p>
        </text:list-item>
      </text:list>
      <text:p text:style-name="P8"/>
      <text:p text:style-name="P10"><text:soft-page-break/>Il est conseillé d’utiliser kill -SIGINT PID dans un autre terminal pour envoyer les signaux de création des fils. </text:p>
      <text:p text:style-name="P10"/>
      <text:p text:style-name="P10">Il est aussi conseillé de commencer avec un seul fils, puis deux puis trois. Ne pas en créer trop sinon, la machine va s’écrouler.</text:p>
      <text:p text:style-name="P10"/>
      <text:p text:style-name="P10">Enfin, pensez à arrêter tous vos processus avec un kill -9 PID dans un autre termin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mbria" svg:font-family="Cambr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mbria1"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Label_20_20" style:display-name="ListLabel 20" style:family="text">
      <style:text-properties fo:font-size="11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E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635cm" fo:margin-left="2.521cm"/>
        </style:list-level-properties>
        <style:text-properties fo:font-family="'Noto Sans Symbol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22" style:num-suffix="▪" text:bullet-char="▪">
        <style:list-level-properties text:list-level-position-and-space-mode="label-alignment">
          <style:list-level-label-alignment text:label-followed-by="listtab" fo:text-indent="-0.635cm" fo:margin-left="5.061cm"/>
        </style:list-level-properties>
        <style:text-properties fo:font-family="'Noto Sans Symbol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6.331cm"/>
        </style:list-level-properties>
        <style:text-properties fo:font-family="'Noto Sans Symbols'"/>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25" style:num-suffix="▪" text:bullet-char="▪">
        <style:list-level-properties text:list-level-position-and-space-mode="label-alignment">
          <style:list-level-label-alignment text:label-followed-by="listtab" fo:text-indent="-0.635cm" fo:margin-left="8.871cm"/>
        </style:list-level-properties>
        <style:text-properties fo:font-family="'Noto Sans Symbols'"/>
      </text:list-level-style-bullet>
      <text:list-level-style-bullet text:level="7" text:style-name="ListLabel_20_26" style:num-suffix="●" text:bullet-char="●">
        <style:list-level-properties text:list-level-position-and-space-mode="label-alignment">
          <style:list-level-label-alignment text:label-followed-by="listtab" fo:text-indent="-0.635cm" fo:margin-left="10.141cm"/>
        </style:list-level-properties>
        <style:text-properties fo:font-family="'Noto Sans Symbols'"/>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28" style:num-suffix="▪" text:bullet-char="▪">
        <style:list-level-properties text:list-level-position-and-space-mode="label-alignment">
          <style:list-level-label-alignment text:label-followed-by="listtab" fo:text-indent="-0.635cm" fo:margin-left="12.681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ia Stolf</meta:initial-creator>
    <meta:creation-date>2022-07-18T10:17:04.489350790</meta:creation-date>
    <dc:date>2022-07-18T19:08:25.742797097</dc:date>
    <dc:creator>Patricia Stolf</dc:creator>
    <meta:editing-duration>PT7H28M</meta:editing-duration>
    <meta:editing-cycles>32</meta:editing-cycles>
    <meta:generator>LibreOffice/6.0.7.3$Linux_X86_64 LibreOffice_project/00m0$Build-3</meta:generator>
    <meta:document-statistic meta:table-count="0" meta:image-count="0" meta:object-count="0" meta:page-count="2" meta:paragraph-count="16" meta:word-count="523" meta:character-count="3114" meta:non-whitespace-character-count="2602"/>
  </office:meta>
</office:document-meta>
</file>